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 style:list-style-name="L1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</text:p>
      <text:p text:style-name="Standard"><text:s text:c="7"/>This repo is all about my work on course project of getting and cleaning data.</text:p>
      <text:p text:style-name="Standard"/>
      <text:p text:style-name="Standard"><text:s/><text:span text:style-name="T1">Raw Data </text:span></text:p>
      <text:p text:style-name="Standard"><text:span text:style-name="T1"><text:s text:c="8"/></text:span><text:a xlink:type="simple" xlink:href="https://d396qusza40orc.cloudfront.net/getdata%2Fprojectfiles%2FUCI%20HAR"><text:span text:style-name="T1">https://d396qusza40orc.cloudfront.net/getdata%2Fprojectfiles%2FUCI%20HAR</text:span></text:a><text:span text:style-name="T1"> <text:s/>%20Dataset.zip</text:span></text:p>
      <text:p text:style-name="P1"><text:s text:c="9"/></text:p>
      <text:p text:style-name="P1">Tidy Data and Script:</text:p>
      <text:p text:style-name="P1"/>
      <text:p text:style-name="P1"><text:s/><text:span text:style-name="T2">I created a <text:s/>runanalysis.r script which performs the following</text:span></text:p>
      <text:p text:style-name="P4"/>
      <text:list xml:id="list4673967134914183138" text:style-name="L1">
        <text:list-item>
          <text:list>
            <text:list-item>
              <text:p text:style-name="P5">Merged the train <text:s/>and test datasets .</text:p>
            </text:list-item>
            <text:list-item>
              <text:p text:style-name="P5">Labelled with descriptive activity names.</text:p>
            </text:list-item>
            <text:list-item>
              <text:p text:style-name="P5">Extracted only the mean and std for each measurement as asked.</text:p>
            </text:list-item>
            <text:list-item>
              <text:p text:style-name="P3"><text:span text:style-name="T2">used </text:span>dplyr ,tidyr, and stringr <text:s/><text:span text:style-name="T2">packages to tidy the dataset for labelling with descriptive variable names</text:span></text:p>
            </text:list-item>
            <text:list-item>
              <text:p text:style-name="P5">created <text:s/>an independent tidy dataset with the average of each variable for each activity and each subject.</text:p>
            </text:list-item>
          </text:list>
        </text:list-item>
      </text:list>
      <text:p text:style-name="P4"/>
      <text:p text:style-name="P4"/>
      <text:p text:style-name="P1"><text:s/>CodeBook :</text:p>
      <text:p text:style-name="P1"><text:s text:c="9"/><text:span text:style-name="T3">describes <text:s text:c="4"/>the variables used and transformations made to create a tidy database.</text:span></text:p>
      <text:p text:style-name="P1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arSymbol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9T06:58:14</meta:creation-date>
    <dc:date>2014-10-09T07:23:40</dc:date>
    <meta:editing-duration>PT10M3S</meta:editing-duration>
    <meta:editing-cycles>4</meta:editing-cycles>
    <meta:generator>OpenOffice.org/3.4.1$Unix OpenOffice.org_project/341m1$Build-9593</meta:generator>
    <meta:document-statistic meta:table-count="0" meta:image-count="0" meta:object-count="0" meta:page-count="1" meta:paragraph-count="14" meta:word-count="107" meta:character-count="746"/>
  </office:meta>
</office:document-meta>
</file>